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4.256cm"/>
    </style:style>
    <style:style style:name="Table1.C" style:family="table-column">
      <style:table-column-properties style:column-width="5.719cm"/>
    </style:style>
    <style:style style:name="Table1.D" style:family="table-column">
      <style:table-column-properties style:column-width="4.15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3">
      <style:paragraph-properties style:writing-mode="lr-tb"/>
    </style:style>
    <style:style style:name="P2" style:family="paragraph" style:parent-style-name="Preformatted_20_Text" style:list-style-name="L4">
      <style:paragraph-properties style:writing-mode="lr-tb"/>
    </style:style>
    <style:style style:name="P3" style:family="paragraph" style:parent-style-name="Preformatted_20_Text" style:list-style-name="L5">
      <style:paragraph-properties style:writing-mode="lr-tb"/>
    </style:style>
    <style:style style:name="P4" style:family="paragraph" style:parent-style-name="Preformatted_20_Text" style:list-style-name="L9">
      <style:paragraph-properties style:writing-mode="lr-tb"/>
    </style:style>
    <style:style style:name="P5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 que é o React?</text:h>
      <text:list xml:id="list684259822" text:style-name="L1">
        <text:list-item>
          <text:p text:style-name="P12"><text:span text:style-name="Strong_20_Emphasis">Biblioteca JavaScript</text:span> criada pelo Facebook (2013) para construir <text:span text:style-name="Strong_20_Emphasis">interfaces de usuário (UI)</text:span>.</text:p>
        </text:list-item>
        <text:list-item>
          <text:p text:style-name="P12">Baseado no conceito de <text:span text:style-name="Strong_20_Emphasis">componentes</text:span> → pequenos blocos de código que podem ser reutilizados e combinados.</text:p>
        </text:list-item>
        <text:list-item>
          <text:p text:style-name="P12">Usa o <text:span text:style-name="Strong_20_Emphasis">Virtual DOM</text:span> → uma cópia em memória do DOM real, que permite atualizar só o que mudou na tela (mais eficiente).</text:p>
        </text:list-item>
      </text:list>
      <text:p text:style-name="Horizontal_20_Line"/>
      <text:h text:style-name="Heading_20_2" text:outline-level="2">🔹 Principais características</text:h>
      <text:list xml:id="list2612399294" text:style-name="L2">
        <text:list-item>
          <text:p text:style-name="P13"><text:span text:style-name="Strong_20_Emphasis">Componentização</text:span></text:p>
          <text:list>
            <text:list-item>
              <text:p text:style-name="P13">Tudo é um componente: botões, formulários, telas inteiras.</text:p>
            </text:list-item>
            <text:list-item>
              <text:p text:style-name="P13">Facilita <text:span text:style-name="Strong_20_Emphasis">reuso</text:span> e <text:span text:style-name="Strong_20_Emphasis">manutenção</text:span> do código.</text:p>
            </text:list-item>
          </text:list>
        </text:list-item>
        <text:list-item>
          <text:p text:style-name="P13"><text:span text:style-name="Strong_20_Emphasis">Declarativo</text:span></text:p>
          <text:list>
            <text:list-item>
              <text:p text:style-name="P13">Você descreve “o que” quer ver na tela, e não “como” atualizar passo a passo.</text:p>
            </text:list-item>
            <text:list-item>
              <text:p text:style-name="P13">Exemplo: em vez de manipular o DOM com <text:span text:style-name="Source_20_Text">document.querySelector(...)</text:span>, você escreve JSX (<text:span text:style-name="Source_20_Text">&lt;h1&gt;Olá&lt;/h1&gt;</text:span>) e o React se encarrega das mudanças.</text:p>
            </text:list-item>
          </text:list>
        </text:list-item>
        <text:list-item>
          <text:p text:style-name="P13"><text:span text:style-name="Strong_20_Emphasis">JSX (JavaScript + XML)</text:span></text:p>
          <text:list>
            <text:list-item>
              <text:p text:style-name="P13">Sintaxe que mistura HTML com JS.</text:p>
            </text:list-item>
            <text:list-item>
              <text:p text:style-name="P13">Exemplo:</text:p>
              <text:p text:style-name="P5"><text:span text:style-name="Source_20_Text">const App = () =&gt; &lt;h1&gt;Olá React!&lt;/h1&gt;;</text:span></text:p>
            </text:list-item>
          </text:list>
        </text:list-item>
        <text:list-item>
          <text:p text:style-name="P13"><text:span text:style-name="Strong_20_Emphasis">Unidirecional (one-way data binding)</text:span></text:p>
          <text:list>
            <text:list-item>
              <text:p text:style-name="P13">O fluxo de dados vai <text:span text:style-name="Strong_20_Emphasis">de cima para baixo</text:span> (pai → filho).</text:p>
            </text:list-item>
            <text:list-item>
              <text:p text:style-name="P13">Dá previsibilidade e facilita o debug.</text:p>
            </text:list-item>
          </text:list>
        </text:list-item>
      </text:list>
      <text:p text:style-name="Horizontal_20_Line"/>
      <text:h text:style-name="Heading_20_2" text:outline-level="2">🔹 Diferenças para outros frameworks J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2209582204832">
            <table:table-cell table:style-name="Table1.A1" office:value-type="string">
              <text:p text:style-name="P11"/>
            </table:table-cell>
            <table:table-cell table:style-name="Table1.A1" office:value-type="string">
              <text:p text:style-name="Table_20_Heading"><text:span text:style-name="Strong_20_Emphasis">React</text:span></text:p>
            </table:table-cell>
            <table:table-cell table:style-name="Table1.A1" office:value-type="string">
              <text:p text:style-name="Table_20_Heading"><text:span text:style-name="Strong_20_Emphasis">Angular</text:span></text:p>
            </table:table-cell>
            <table:table-cell table:style-name="Table1.A1" office:value-type="string">
              <text:p text:style-name="Table_20_Heading"><text:span text:style-name="Strong_20_Emphasis">Vue</text:span></text:p>
            </table:table-cell>
          </table:table-row>
        </table:table-header-rows>
        <table:table-row table:style-name="TableLine2209582204832">
          <table:table-cell table:style-name="Table1.A1" office:value-type="string">
            <text:p text:style-name="Table_20_Contents">Tipo</text:p>
          </table:table-cell>
          <table:table-cell table:style-name="Table1.A1" office:value-type="string">
            <text:p text:style-name="Table_20_Contents">Biblioteca focada em UI</text:p>
          </table:table-cell>
          <table:table-cell table:style-name="Table1.A1" office:value-type="string">
            <text:p text:style-name="Table_20_Contents">Framework completo</text:p>
          </table:table-cell>
          <table:table-cell table:style-name="Table1.A1" office:value-type="string">
            <text:p text:style-name="Table_20_Contents">Framework progressivo</text:p>
          </table:table-cell>
        </table:table-row>
        <table:table-row table:style-name="TableLine2209582204832">
          <table:table-cell table:style-name="Table1.A1" office:value-type="string">
            <text:p text:style-name="Table_20_Contents">Linguagem extra</text:p>
          </table:table-cell>
          <table:table-cell table:style-name="Table1.A1" office:value-type="string">
            <text:p text:style-name="Table_20_Contents">JSX (JS + HTML)</text:p>
          </table:table-cell>
          <table:table-cell table:style-name="Table1.A1" office:value-type="string">
            <text:p text:style-name="Table_20_Contents">TypeScript por padrão</text:p>
          </table:table-cell>
          <table:table-cell table:style-name="Table1.A1" office:value-type="string">
            <text:p text:style-name="Table_20_Contents">Templates (HTML + diretivas)</text:p>
          </table:table-cell>
        </table:table-row>
        <table:table-row table:style-name="TableLine2209582204832">
          <table:table-cell table:style-name="Table1.A1" office:value-type="string">
            <text:p text:style-name="Table_20_Contents">Estrutura</text:p>
          </table:table-cell>
          <table:table-cell table:style-name="Table1.A1" office:value-type="string">
            <text:p text:style-name="Table_20_Contents">Flexível, você escolhe libs extras (router, state, etc.)</text:p>
          </table:table-cell>
          <table:table-cell table:style-name="Table1.A1" office:value-type="string">
            <text:p text:style-name="Table_20_Contents">Opinionado, tudo vem pronto (roteamento, injeção de dependência, etc.)</text:p>
          </table:table-cell>
          <table:table-cell table:style-name="Table1.A1" office:value-type="string">
            <text:p text:style-name="Table_20_Contents">Meio-termo: simples mas tem ecosistema</text:p>
          </table:table-cell>
        </table:table-row>
        <table:table-row table:style-name="TableLine2209582204832"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Virtual DOM eficiente</text:p>
          </table:table-cell>
          <table:table-cell table:style-name="Table1.A1" office:value-type="string">
            <text:p text:style-name="Table_20_Contents">Change detection, pode ser mais <text:soft-page-break/>pesado</text:p>
          </table:table-cell>
          <table:table-cell table:style-name="Table1.A1" office:value-type="string">
            <text:p text:style-name="Table_20_Contents">Virtual DOM <text:soft-page-break/>otimizado</text:p>
          </table:table-cell>
        </table:table-row>
        <table:table-row table:style-name="TableLine2209582204832">
          <table:table-cell table:style-name="Table1.A1" office:value-type="string">
            <text:p text:style-name="Table_20_Contents">Curva de aprendizado</text:p>
          </table:table-cell>
          <table:table-cell table:style-name="Table1.A1" office:value-type="string">
            <text:p text:style-name="Table_20_Contents">Média (precisa aprender JSX + hooks)</text:p>
          </table:table-cell>
          <table:table-cell table:style-name="Table1.A1" office:value-type="string">
            <text:p text:style-name="Table_20_Contents">Alta (muitas features integradas)</text:p>
          </table:table-cell>
          <table:table-cell table:style-name="Table1.A1" office:value-type="string">
            <text:p text:style-name="Table_20_Contents">Baixa (mais próximo de HTML+JS normal)</text:p>
          </table:table-cell>
        </table:table-row>
      </table:table>
      <text:p text:style-name="Horizontal_20_Line"/>
      <text:h text:style-name="Heading_20_2" text:outline-level="2">🔹 Onde o React brilha</text:h>
      <text:p text:style-name="Text_20_body">✅ Aplicações grandes que crescem com o tempo.<text:line-break/>✅ Equipes grandes (componentização ajuda muito).<text:line-break/>✅ Ecossistema gigantesco: bibliotecas como React Router, Redux, Next.js.</text:p>
      <text:p text:style-name="Horizontal_20_Line"/>
      <text:p text:style-name="Text_20_body">👉 Em resumo: React é <text:span text:style-name="Strong_20_Emphasis">flexível</text:span> e foca só na parte da UI. Se você quiser algo mais “fechado”, tipo tudo pronto no mesmo pacote, frameworks como Angular seriam o caminho. Mas hoje, o mercado <text:span text:style-name="Strong_20_Emphasis">pede muito mais React</text:span> do que qualquer outro.</text:p>
      <text:p text:style-name="Standard"/>
      <text:h text:style-name="Heading_20_1" text:outline-level="1">Roteiro de Estudos React (iniciante → intermediário)</text:h>
      <text:h text:style-name="Heading_20_2" text:outline-level="2">🔹 1. Fundamentos (base sólida)</text:h>
      <text:list xml:id="list3072945753" text:style-name="L3">
        <text:list-item>
          <text:p text:style-name="P14">O que é React e por que usar.</text:p>
        </text:list-item>
        <text:list-item>
          <text:p text:style-name="P14">Como criar um projeto (com <text:span text:style-name="Strong_20_Emphasis">Vite</text:span> ou <text:span text:style-name="Strong_20_Emphasis">Create React App</text:span>).</text:p>
        </text:list-item>
        <text:list-item>
          <text:p text:style-name="P14">Entender o <text:span text:style-name="Strong_20_Emphasis">JSX</text:span> (parece HTML, mas é JS!).</text:p>
        </text:list-item>
        <text:list-item>
          <text:p text:style-name="P14">Criar o primeiro componente:</text:p>
          <text:p text:style-name="P1"><text:span text:style-name="Source_20_Text">function App() {</text:span></text:p>
          <text:p text:style-name="P1"><text:span text:style-name="Source_20_Text"><text:s text:c="2"/>return &lt;h1&gt;Olá, React!&lt;/h1&gt;;</text:span></text:p>
          <text:p text:style-name="P1"><text:span text:style-name="Source_20_Text">}</text:span></text:p>
          <text:p text:style-name="P6"><text:span text:style-name="Source_20_Text">export default App;</text:span></text:p>
        </text:list-item>
      </text:list>
      <text:p text:style-name="Horizontal_20_Line"/>
      <text:h text:style-name="Heading_20_2" text:outline-level="2">🔹 2. Componentes e Props</text:h>
      <text:list xml:id="list2104319447" text:style-name="L4">
        <text:list-item>
          <text:p text:style-name="P15"><text:span text:style-name="Strong_20_Emphasis">Componentes funcionais</text:span> (padrão atual).</text:p>
        </text:list-item>
        <text:list-item>
          <text:p text:style-name="P15">Passagem de informações via <text:span text:style-name="Strong_20_Emphasis">props</text:span> (parâmetros do componente).</text:p>
          <text:p text:style-name="P2"><text:span text:style-name="Source_20_Text">function Saudacao({ nome }) {</text:span></text:p>
          <text:p text:style-name="P2"><text:span text:style-name="Source_20_Text"><text:s text:c="2"/>return &lt;h1&gt;Olá, {nome}!&lt;/h1&gt;;</text:span></text:p>
          <text:p text:style-name="P7"><text:span text:style-name="Source_20_Text">}</text:span></text:p>
        </text:list-item>
        <text:list-item>
          <text:p text:style-name="P15">Composição: um componente dentro de outro.</text:p>
        </text:list-item>
      </text:list>
      <text:p text:style-name="Horizontal_20_Line"/>
      <text:h text:style-name="Heading_20_2" text:outline-level="2"><text:soft-page-break/>🔹 3. Estado (State)</text:h>
      <text:list xml:id="list2124788092" text:style-name="L5">
        <text:list-item>
          <text:p text:style-name="P16">Uso do <text:span text:style-name="Strong_20_Emphasis">useState</text:span> para controlar dados dinâmicos.</text:p>
          <text:p text:style-name="P3"><text:span text:style-name="Source_20_Text">import { useState } from "react";</text:span></text:p>
          <text:p text:style-name="P3"/>
          <text:p text:style-name="P3"><text:span text:style-name="Source_20_Text">function Contador() {</text:span></text:p>
          <text:p text:style-name="P3"><text:span text:style-name="Source_20_Text"><text:s text:c="2"/>const [count, setCount] = useState(0);</text:span></text:p>
          <text:p text:style-name="P3"><text:span text:style-name="Source_20_Text"><text:s text:c="2"/>return (</text:span></text:p>
          <text:p text:style-name="P3"><text:span text:style-name="Source_20_Text"><text:s text:c="4"/>&lt;div&gt;</text:span></text:p>
          <text:p text:style-name="P3"><text:span text:style-name="Source_20_Text"><text:s text:c="6"/>&lt;p&gt;Você clicou {count} vezes&lt;/p&gt;</text:span></text:p>
          <text:p text:style-name="P3"><text:span text:style-name="Source_20_Text"><text:s text:c="6"/>&lt;button onClick={() =&gt; setCount(count + 1)}&gt;+&lt;/button&gt;</text:span></text:p>
          <text:p text:style-name="P3"><text:span text:style-name="Source_20_Text"><text:s text:c="4"/>&lt;/div&gt;</text:span></text:p>
          <text:p text:style-name="P3"><text:span text:style-name="Source_20_Text"><text:s text:c="2"/>);</text:span></text:p>
          <text:p text:style-name="P8"><text:span text:style-name="Source_20_Text">}</text:span></text:p>
        </text:list-item>
      </text:list>
      <text:p text:style-name="Horizontal_20_Line"/>
      <text:h text:style-name="Heading_20_2" text:outline-level="2">🔹 4. Eventos</text:h>
      <text:list xml:id="list1754775036" text:style-name="L6">
        <text:list-item>
          <text:p text:style-name="P17"><text:span text:style-name="Source_20_Text">onClick</text:span>, <text:span text:style-name="Source_20_Text">onChange</text:span>, <text:span text:style-name="Source_20_Text">onSubmit</text:span> etc.</text:p>
        </text:list-item>
        <text:list-item>
          <text:p text:style-name="P17">Manipulação de formulários.</text:p>
        </text:list-item>
      </text:list>
      <text:p text:style-name="Horizontal_20_Line"/>
      <text:h text:style-name="Heading_20_2" text:outline-level="2">🔹 5. Renderização Condicional</text:h>
      <text:list xml:id="list3365574627" text:style-name="L7">
        <text:list-item>
          <text:p text:style-name="P18">Mostrar coisas diferentes conforme condição:</text:p>
          <text:p text:style-name="P9"><text:span text:style-name="Source_20_Text">{logado ? &lt;p&gt;Bem-vindo!&lt;/p&gt; : &lt;p&gt;Faça login&lt;/p&gt;}</text:span></text:p>
        </text:list-item>
      </text:list>
      <text:p text:style-name="Horizontal_20_Line"/>
      <text:h text:style-name="Heading_20_2" text:outline-level="2">🔹 6. Listas e Keys</text:h>
      <text:list xml:id="list1104235087" text:style-name="L8">
        <text:list-item>
          <text:p text:style-name="P19">Renderizar listas com <text:span text:style-name="Source_20_Text">.map()</text:span>.</text:p>
        </text:list-item>
        <text:list-item>
          <text:p text:style-name="P19">Importância da prop <text:span text:style-name="Source_20_Text">key</text:span>.</text:p>
        </text:list-item>
      </text:list>
      <text:p text:style-name="Horizontal_20_Line"/>
      <text:h text:style-name="Heading_20_2" text:outline-level="2">🔹 7. useEffect (efeitos colaterais)</text:h>
      <text:list xml:id="list1718198878" text:style-name="L9">
        <text:list-item>
          <text:p text:style-name="P20">Executar código quando o componente monta ou atualiza.</text:p>
        </text:list-item>
        <text:list-item>
          <text:p text:style-name="P20">Buscar dados de uma API:</text:p>
          <text:p text:style-name="P4"><text:span text:style-name="Source_20_Text">import { useEffect, useState } from "react";</text:span></text:p>
          <text:p text:style-name="P4"/>
          <text:p text:style-name="P4"><text:span text:style-name="Source_20_Text">function Usuarios() {</text:span></text:p>
          <text:p text:style-name="P4"><text:span text:style-name="Source_20_Text"><text:s text:c="2"/>const [users, setUsers] = useState([]);</text:span></text:p>
          <text:p text:style-name="P4"/>
          <text:p text:style-name="P4"><text:span text:style-name="Source_20_Text"><text:s text:c="2"/>useEffect(() =&gt; {</text:span></text:p>
          <text:p text:style-name="P4"><text:span text:style-name="Source_20_Text"><text:s text:c="4"/>fetch("https://jsonplaceholder.typicode.com/users")</text:span></text:p>
          <text:p text:style-name="P4"><text:span text:style-name="Source_20_Text"><text:s text:c="6"/>.then(res =&gt; res.json())</text:span></text:p>
          <text:p text:style-name="P4"><text:span text:style-name="Source_20_Text"><text:s text:c="6"/>.then(data =&gt; setUsers(data));</text:span></text:p>
          <text:p text:style-name="P4"><text:span text:style-name="Source_20_Text"><text:s text:c="2"/>}, []);</text:span></text:p>
          <text:p text:style-name="P4"><text:soft-page-break/></text:p>
          <text:p text:style-name="P4"><text:span text:style-name="Source_20_Text"><text:s text:c="2"/>return (</text:span></text:p>
          <text:p text:style-name="P4"><text:span text:style-name="Source_20_Text"><text:s text:c="4"/>&lt;ul&gt;</text:span></text:p>
          <text:p text:style-name="P4"><text:span text:style-name="Source_20_Text"><text:s text:c="6"/>{users.map(u =&gt; &lt;li key={u.id}&gt;{u.name}&lt;/li&gt;)}</text:span></text:p>
          <text:p text:style-name="P4"><text:span text:style-name="Source_20_Text"><text:s text:c="4"/>&lt;/ul&gt;</text:span></text:p>
          <text:p text:style-name="P4"><text:span text:style-name="Source_20_Text"><text:s text:c="2"/>);</text:span></text:p>
          <text:p text:style-name="P10"><text:span text:style-name="Source_20_Text">}</text:span></text:p>
        </text:list-item>
      </text:list>
      <text:p text:style-name="Horizontal_20_Line"/>
      <text:h text:style-name="Heading_20_2" text:outline-level="2">🔹 8. Estilização</text:h>
      <text:list xml:id="list3939165230" text:style-name="L10">
        <text:list-item>
          <text:p text:style-name="P21">CSS simples, CSS Modules, ou Tailwind.</text:p>
        </text:list-item>
        <text:list-item>
          <text:p text:style-name="P21">Diferença entre <text:span text:style-name="Strong_20_Emphasis">className</text:span> e <text:span text:style-name="Source_20_Text">class</text:span>.</text:p>
        </text:list-item>
      </text:list>
      <text:p text:style-name="Horizontal_20_Line"/>
      <text:h text:style-name="Heading_20_2" text:outline-level="2">🔹 9. Roteamento</text:h>
      <text:list xml:id="list144535271" text:style-name="L11">
        <text:list-item>
          <text:p text:style-name="P22">Usar <text:span text:style-name="Strong_20_Emphasis">React Router</text:span> pra navegar entre páginas.</text:p>
        </text:list-item>
        <text:list-item>
          <text:p text:style-name="P22">Criar rotas <text:span text:style-name="Source_20_Text">/home</text:span>, <text:span text:style-name="Source_20_Text">/sobre</text:span>, <text:span text:style-name="Source_20_Text">/contato</text:span>.</text:p>
        </text:list-item>
      </text:list>
      <text:p text:style-name="Horizontal_20_Line"/>
      <text:h text:style-name="Heading_20_2" text:outline-level="2">🔹 10. Estado Global (quando crescer)</text:h>
      <text:list xml:id="list3442503196" text:style-name="L12">
        <text:list-item>
          <text:p text:style-name="P23">Introdução a <text:span text:style-name="Strong_20_Emphasis">Context API</text:span>.</text:p>
        </text:list-item>
        <text:list-item>
          <text:p text:style-name="P23">(Mais avançado: Redux, Zustand, etc. → só quando precisar).</text:p>
        </text:list-item>
      </text:list>
      <text:p text:style-name="Horizontal_20_Line"/>
      <text:h text:style-name="Heading_20_1" text:outline-level="1">🎯 Dicas</text:h>
      <text:list xml:id="list3438148915" text:style-name="L13">
        <text:list-item>
          <text:p text:style-name="P24">Não tente aprender tudo de uma vez → foque em <text:span text:style-name="Strong_20_Emphasis">componentes, props e estado</text:span> primeiro.</text:p>
        </text:list-item>
        <text:list-item>
          <text:p text:style-name="P24">Treine sempre com mini-projetos:</text:p>
          <text:list>
            <text:list-item>
              <text:p text:style-name="P24">To-do list</text:p>
            </text:list-item>
            <text:list-item>
              <text:p text:style-name="P24">Contador</text:p>
            </text:list-item>
            <text:list-item>
              <text:p text:style-name="P24">Formulário de login fake</text:p>
            </text:list-item>
            <text:list-item>
              <text:p text:style-name="P24">Listagem de produtos</text:p>
            </text:list-item>
          </text:list>
        </text:list-item>
      </text:list>
      <text:p text:style-name="Horizontal_20_Line"/>
      <text:p text:style-name="Text_20_body">👉 Sugestão: depois que fizer o básico, podemos montar juntos um <text:span text:style-name="Strong_20_Emphasis">mini-projeto em React</text:span> (tipo uma lista de alunos, já que você tá mexendo com APIs no Node). Assim conecta <text:span text:style-name="Strong_20_Emphasis">backend (Node)</text:span> com <text:span text:style-name="Strong_20_Emphasis">frontend (React)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3T09:29:59.764000000</meta:creation-date>
    <dc:date>2025-10-03T09:34:25.903000000</dc:date>
    <meta:editing-duration>PT4M25S</meta:editing-duration>
    <meta:editing-cycles>3</meta:editing-cycles>
    <meta:generator>LibreOffice/7.0.4.2$Windows_X86_64 LibreOffice_project/dcf040e67528d9187c66b2379df5ea4407429775</meta:generator>
    <meta:document-statistic meta:table-count="1" meta:image-count="0" meta:object-count="0" meta:page-count="4" meta:paragraph-count="121" meta:word-count="718" meta:character-count="4233" meta:non-whitespace-character-count="3641"/>
  </office:meta>
</office:document-meta>
</file>